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5">
            <text:p>130015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15">
            <text:p>195015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15">
            <text:p>295015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6886.30633636705">
            <text:p>6886,30633637</text:p>
          </table:table-cell>
          <table:table-cell table:number-columns-repeated="3" table:style-name="ce1" office:value-type="float" office:value="6665.37378964207">
            <text:p>6665,37378964</text:p>
          </table:table-cell>
          <table:table-cell table:number-columns-repeated="8" table:style-name="ce1" office:value-type="float" office:value="6593.3630166309">
            <text:p>6593,36301663</text:p>
          </table:table-cell>
          <table:table-cell table:number-columns-repeated="5" table:style-name="ce1" office:value-type="float" office:value="6592.2613612835">
            <text:p>6592,26136128</text:p>
          </table:table-cell>
          <table:table-cell table:number-columns-repeated="2" table:style-name="ce1" office:value-type="float" office:value="6548.99481041676">
            <text:p>6548,99481042</text:p>
          </table:table-cell>
          <table:table-cell table:number-columns-repeated="4" table:style-name="ce1" office:value-type="float" office:value="6535.85649134604">
            <text:p>6535,85649135</text:p>
          </table:table-cell>
          <table:table-cell table:number-columns-repeated="5" table:style-name="ce1" office:value-type="float" office:value="6534.23693224008">
            <text:p>6534,23693224</text:p>
          </table:table-cell>
          <table:table-cell table:style-name="ce1" office:value-type="float" office:value="6480.39094105831">
            <text:p>6480,39094106</text:p>
          </table:table-cell>
          <table:table-cell table:number-columns-repeated="4" table:style-name="ce1" office:value-type="float" office:value="6453.48776807395">
            <text:p>6453,48776807</text:p>
          </table:table-cell>
          <table:table-cell table:style-name="ce1" office:value-type="float" office:value="6409.98840296696">
            <text:p>6409,98840297</text:p>
          </table:table-cell>
          <table:table-cell table:number-columns-repeated="3" table:style-name="ce1" office:value-type="float" office:value="6406.24438271305">
            <text:p>6406,24438271</text:p>
          </table:table-cell>
          <table:table-cell table:number-columns-repeated="7" table:style-name="ce1" office:value-type="float" office:value="6369.03867192162">
            <text:p>6369,03867192</text:p>
          </table:table-cell>
          <table:table-cell table:style-name="ce1" office:value-type="float" office:value="6303.30652513502">
            <text:p>6303,30652514</text:p>
          </table:table-cell>
          <table:table-cell table:style-name="ce1" office:value-type="float" office:value="6257.04405498249">
            <text:p>6257,04405498</text:p>
          </table:table-cell>
          <table:table-cell table:style-name="ce1" office:value-type="float" office:value="6225.13538258125">
            <text:p>6225,13538258</text:p>
          </table:table-cell>
          <table:table-cell table:number-columns-repeated="12" table:style-name="ce1" office:value-type="float" office:value="6126.63343009265">
            <text:p>6126,63343009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19">
            <text:p>619</text:p>
          </table:table-cell>
          <table:table-cell table:number-columns-repeated="3" office:value-type="float" office:value="1154">
            <text:p>1154</text:p>
          </table:table-cell>
          <table:table-cell table:number-columns-repeated="8" office:value-type="float" office:value="3278">
            <text:p>3278</text:p>
          </table:table-cell>
          <table:table-cell table:number-columns-repeated="5" office:value-type="float" office:value="8910">
            <text:p>8910</text:p>
          </table:table-cell>
          <table:table-cell table:number-columns-repeated="2" office:value-type="float" office:value="12261">
            <text:p>12261</text:p>
          </table:table-cell>
          <table:table-cell table:number-columns-repeated="4" office:value-type="float" office:value="13706">
            <text:p>13706</text:p>
          </table:table-cell>
          <table:table-cell table:number-columns-repeated="5" office:value-type="float" office:value="15953">
            <text:p>15953</text:p>
          </table:table-cell>
          <table:table-cell office:value-type="float" office:value="19676">
            <text:p>19676</text:p>
          </table:table-cell>
          <table:table-cell table:number-columns-repeated="4" office:value-type="float" office:value="20532">
            <text:p>20532</text:p>
          </table:table-cell>
          <table:table-cell office:value-type="float" office:value="23255">
            <text:p>23255</text:p>
          </table:table-cell>
          <table:table-cell table:number-columns-repeated="3" office:value-type="float" office:value="23755">
            <text:p>23755</text:p>
          </table:table-cell>
          <table:table-cell table:number-columns-repeated="7" office:value-type="float" office:value="25628">
            <text:p>25628</text:p>
          </table:table-cell>
          <table:table-cell office:value-type="float" office:value="30682">
            <text:p>30682</text:p>
          </table:table-cell>
          <table:table-cell office:value-type="float" office:value="31193">
            <text:p>31193</text:p>
          </table:table-cell>
          <table:table-cell office:value-type="float" office:value="32116">
            <text:p>32116</text:p>
          </table:table-cell>
          <table:table-cell table:number-columns-repeated="12" office:value-type="float" office:value="32584">
            <text:p>32584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066.3954043155">
            <text:p>7066,39540432</text:p>
          </table:table-cell>
          <table:table-cell table:style-name="ce1" office:value-type="float" office:value="6751.31463403886">
            <text:p>6751,31463404</text:p>
          </table:table-cell>
          <table:table-cell table:style-name="ce1" office:value-type="float" office:value="6705.86112939846">
            <text:p>6705,86112940</text:p>
          </table:table-cell>
          <table:table-cell table:style-name="ce1" office:value-type="float" office:value="6768.67914683887">
            <text:p>6768,67914684</text:p>
          </table:table-cell>
          <table:table-cell table:style-name="ce1" office:value-type="float" office:value="6593.3630166309">
            <text:p>6593,36301663</text:p>
          </table:table-cell>
          <table:table-cell table:style-name="ce1" office:value-type="float" office:value="6683.55361277821">
            <text:p>6683,55361278</text:p>
          </table:table-cell>
          <table:table-cell table:number-columns-repeated="2" table:style-name="ce1" office:value-type="float" office:value="6728.13971719079">
            <text:p>6728,13971719</text:p>
          </table:table-cell>
          <table:table-cell table:style-name="ce1" office:value-type="float" office:value="6703.81531797988">
            <text:p>6703,81531798</text:p>
          </table:table-cell>
          <table:table-cell table:style-name="ce1" office:value-type="float" office:value="6756.58470486027">
            <text:p>6756,58470486</text:p>
          </table:table-cell>
          <table:table-cell table:style-name="ce1" office:value-type="float" office:value="6752.81000958701">
            <text:p>6752,81000959</text:p>
          </table:table-cell>
          <table:table-cell table:style-name="ce1" office:value-type="float" office:value="6721.58097636638">
            <text:p>6721,58097637</text:p>
          </table:table-cell>
          <table:table-cell table:style-name="ce1" office:value-type="float" office:value="6592.2613612835">
            <text:p>6592,26136128</text:p>
          </table:table-cell>
          <table:table-cell table:style-name="ce1" office:value-type="float" office:value="6662.24790784414">
            <text:p>6662,24790784</text:p>
          </table:table-cell>
          <table:table-cell table:style-name="ce1" office:value-type="float" office:value="6654.87402275009">
            <text:p>6654,87402275</text:p>
          </table:table-cell>
          <table:table-cell table:style-name="ce1" office:value-type="float" office:value="6643.93534266949">
            <text:p>6643,93534267</text:p>
          </table:table-cell>
          <table:table-cell table:style-name="ce1" office:value-type="float" office:value="6639.00810949788">
            <text:p>6639,00810950</text:p>
          </table:table-cell>
          <table:table-cell table:number-columns-repeated="2" table:style-name="ce1" office:value-type="float" office:value="6548.99481041676">
            <text:p>6548,99481042</text:p>
          </table:table-cell>
          <table:table-cell table:style-name="ce1" office:value-type="float" office:value="6535.85649134604">
            <text:p>6535,85649135</text:p>
          </table:table-cell>
          <table:table-cell table:style-name="ce1" office:value-type="float" office:value="6590.48756442646">
            <text:p>6590,48756443</text:p>
          </table:table-cell>
          <table:table-cell table:style-name="ce1" office:value-type="float" office:value="6589.71986086446">
            <text:p>6589,71986086</text:p>
          </table:table-cell>
          <table:table-cell table:number-columns-repeated="3" table:style-name="ce1" office:value-type="float" office:value="6622.62584916402">
            <text:p>6622,62584916</text:p>
          </table:table-cell>
          <table:table-cell table:style-name="ce1" office:value-type="float" office:value="6620.31344361186">
            <text:p>6620,31344361</text:p>
          </table:table-cell>
          <table:table-cell table:style-name="ce1" office:value-type="float" office:value="6694.6102271383">
            <text:p>6694,61022714</text:p>
          </table:table-cell>
          <table:table-cell table:style-name="ce1" office:value-type="float" office:value="6544.18115379112">
            <text:p>6544,18115379</text:p>
          </table:table-cell>
          <table:table-cell table:style-name="ce1" office:value-type="float" office:value="6480.39094105831">
            <text:p>6480,39094106</text:p>
          </table:table-cell>
          <table:table-cell table:number-columns-repeated="2" table:style-name="ce1" office:value-type="float" office:value="6453.48776807395">
            <text:p>6453,48776807</text:p>
          </table:table-cell>
          <table:table-cell table:style-name="ce1" office:value-type="float" office:value="6620.03779702635">
            <text:p>6620,03779703</text:p>
          </table:table-cell>
          <table:table-cell table:style-name="ce1" office:value-type="float" office:value="6564.48048933124">
            <text:p>6564,48048933</text:p>
          </table:table-cell>
          <table:table-cell table:style-name="ce1" office:value-type="float" office:value="6440.78998787238">
            <text:p>6440,78998787</text:p>
          </table:table-cell>
          <table:table-cell table:style-name="ce1" office:value-type="float" office:value="6409.98253842115">
            <text:p>6409,98253842</text:p>
          </table:table-cell>
          <table:table-cell table:style-name="ce1" office:value-type="float" office:value="6473.94537394697">
            <text:p>6473,94537395</text:p>
          </table:table-cell>
          <table:table-cell table:style-name="ce1" office:value-type="float" office:value="6470.60807373963">
            <text:p>6470,60807374</text:p>
          </table:table-cell>
          <table:table-cell table:style-name="ce1" office:value-type="float" office:value="6440.59051965376">
            <text:p>6440,59051965</text:p>
          </table:table-cell>
          <table:table-cell table:number-columns-repeated="2" table:style-name="ce1" office:value-type="float" office:value="6469.51047201348">
            <text:p>6469,51047201</text:p>
          </table:table-cell>
          <table:table-cell table:style-name="ce1" office:value-type="float" office:value="6460.98271494643">
            <text:p>6460,98271495</text:p>
          </table:table-cell>
          <table:table-cell table:style-name="ce1" office:value-type="float" office:value="6457.95002209087">
            <text:p>6457,95002209</text:p>
          </table:table-cell>
          <table:table-cell table:style-name="ce1" office:value-type="float" office:value="6437.46344166538">
            <text:p>6437,46344167</text:p>
          </table:table-cell>
          <table:table-cell table:style-name="ce1" office:value-type="float" office:value="6422.37328861854">
            <text:p>6422,37328862</text:p>
          </table:table-cell>
          <table:table-cell table:style-name="ce1" office:value-type="float" office:value="6303.30652513502">
            <text:p>6303,30652514</text:p>
          </table:table-cell>
          <table:table-cell table:style-name="ce1" office:value-type="float" office:value="6365.3881689467">
            <text:p>6365,38816895</text:p>
          </table:table-cell>
          <table:table-cell table:style-name="ce1" office:value-type="float" office:value="6225.13538258125">
            <text:p>6225,13538258</text:p>
          </table:table-cell>
          <table:table-cell table:style-name="ce1" office:value-type="float" office:value="6459.85856106225">
            <text:p>6459,85856106</text:p>
          </table:table-cell>
          <table:table-cell table:style-name="ce1" office:value-type="float" office:value="6267.16905782827">
            <text:p>6267,16905783</text:p>
          </table:table-cell>
          <table:table-cell table:number-columns-repeated="2" table:style-name="ce1" office:value-type="float" office:value="6360.22522290224">
            <text:p>6360,22522290</text:p>
          </table:table-cell>
          <table:table-cell table:style-name="ce1" office:value-type="float" office:value="6373.53106239353">
            <text:p>6373,53106239</text:p>
          </table:table-cell>
          <table:table-cell table:style-name="ce1" office:value-type="float" office:value="6531.86283445556">
            <text:p>6531,86283446</text:p>
          </table:table-cell>
          <table:table-cell table:style-name="ce1" office:value-type="float" office:value="6483.37888308331">
            <text:p>6483,37888308</text:p>
          </table:table-cell>
          <table:table-cell table:number-columns-repeated="2" table:style-name="ce1" office:value-type="float" office:value="6391.47624909199">
            <text:p>6391,47624909</text:p>
          </table:table-cell>
          <table:table-cell table:style-name="ce1" office:value-type="float" office:value="6343.61160459564">
            <text:p>6343,61160460</text:p>
          </table:table-cell>
          <table:table-cell table:style-name="ce1" office:value-type="float" office:value="6275.89609995986">
            <text:p>6275,89609996</text:p>
          </table:table-cell>
          <table:table-cell table:style-name="ce1" office:value-type="float" office:value="6312.4258186734">
            <text:p>6312,42581867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93">
            <text:p>693</text:p>
          </table:table-cell>
          <table:table-cell office:value-type="float" office:value="1382">
            <text:p>1382</text:p>
          </table:table-cell>
          <table:table-cell office:value-type="float" office:value="2065">
            <text:p>2065</text:p>
          </table:table-cell>
          <table:table-cell office:value-type="float" office:value="2752">
            <text:p>2752</text:p>
          </table:table-cell>
          <table:table-cell office:value-type="float" office:value="3439">
            <text:p>3439</text:p>
          </table:table-cell>
          <table:table-cell office:value-type="float" office:value="4128">
            <text:p>4128</text:p>
          </table:table-cell>
          <table:table-cell office:value-type="float" office:value="4814">
            <text:p>4814</text:p>
          </table:table-cell>
          <table:table-cell office:value-type="float" office:value="5500">
            <text:p>5500</text:p>
          </table:table-cell>
          <table:table-cell office:value-type="float" office:value="6184">
            <text:p>6184</text:p>
          </table:table-cell>
          <table:table-cell office:value-type="float" office:value="6868">
            <text:p>6868</text:p>
          </table:table-cell>
          <table:table-cell office:value-type="float" office:value="7552">
            <text:p>7552</text:p>
          </table:table-cell>
          <table:table-cell office:value-type="float" office:value="8237">
            <text:p>8237</text:p>
          </table:table-cell>
          <table:table-cell office:value-type="float" office:value="8925">
            <text:p>8925</text:p>
          </table:table-cell>
          <table:table-cell office:value-type="float" office:value="9611">
            <text:p>9611</text:p>
          </table:table-cell>
          <table:table-cell office:value-type="float" office:value="10297">
            <text:p>10297</text:p>
          </table:table-cell>
          <table:table-cell office:value-type="float" office:value="10984">
            <text:p>10984</text:p>
          </table:table-cell>
          <table:table-cell office:value-type="float" office:value="11669">
            <text:p>11669</text:p>
          </table:table-cell>
          <table:table-cell office:value-type="float" office:value="12354">
            <text:p>12354</text:p>
          </table:table-cell>
          <table:table-cell office:value-type="float" office:value="13039">
            <text:p>13039</text:p>
          </table:table-cell>
          <table:table-cell office:value-type="float" office:value="13727">
            <text:p>13727</text:p>
          </table:table-cell>
          <table:table-cell office:value-type="float" office:value="14411">
            <text:p>14411</text:p>
          </table:table-cell>
          <table:table-cell office:value-type="float" office:value="15096">
            <text:p>15096</text:p>
          </table:table-cell>
          <table:table-cell office:value-type="float" office:value="15777">
            <text:p>15777</text:p>
          </table:table-cell>
          <table:table-cell office:value-type="float" office:value="16460">
            <text:p>16460</text:p>
          </table:table-cell>
          <table:table-cell office:value-type="float" office:value="17144">
            <text:p>17144</text:p>
          </table:table-cell>
          <table:table-cell office:value-type="float" office:value="17828">
            <text:p>17828</text:p>
          </table:table-cell>
          <table:table-cell office:value-type="float" office:value="18515">
            <text:p>18515</text:p>
          </table:table-cell>
          <table:table-cell office:value-type="float" office:value="19201">
            <text:p>19201</text:p>
          </table:table-cell>
          <table:table-cell office:value-type="float" office:value="19886">
            <text:p>19886</text:p>
          </table:table-cell>
          <table:table-cell office:value-type="float" office:value="20571">
            <text:p>20571</text:p>
          </table:table-cell>
          <table:table-cell office:value-type="float" office:value="21256">
            <text:p>21256</text:p>
          </table:table-cell>
          <table:table-cell office:value-type="float" office:value="21934">
            <text:p>21934</text:p>
          </table:table-cell>
          <table:table-cell office:value-type="float" office:value="22619">
            <text:p>22619</text:p>
          </table:table-cell>
          <table:table-cell office:value-type="float" office:value="23299">
            <text:p>23299</text:p>
          </table:table-cell>
          <table:table-cell office:value-type="float" office:value="23980">
            <text:p>23980</text:p>
          </table:table-cell>
          <table:table-cell office:value-type="float" office:value="24664">
            <text:p>24664</text:p>
          </table:table-cell>
          <table:table-cell office:value-type="float" office:value="25344">
            <text:p>25344</text:p>
          </table:table-cell>
          <table:table-cell office:value-type="float" office:value="26022">
            <text:p>26022</text:p>
          </table:table-cell>
          <table:table-cell office:value-type="float" office:value="26702">
            <text:p>26702</text:p>
          </table:table-cell>
          <table:table-cell office:value-type="float" office:value="27379">
            <text:p>27379</text:p>
          </table:table-cell>
          <table:table-cell office:value-type="float" office:value="28053">
            <text:p>28053</text:p>
          </table:table-cell>
          <table:table-cell office:value-type="float" office:value="28733">
            <text:p>28733</text:p>
          </table:table-cell>
          <table:table-cell office:value-type="float" office:value="29411">
            <text:p>29411</text:p>
          </table:table-cell>
          <table:table-cell office:value-type="float" office:value="30091">
            <text:p>30091</text:p>
          </table:table-cell>
          <table:table-cell office:value-type="float" office:value="30769">
            <text:p>30769</text:p>
          </table:table-cell>
          <table:table-cell office:value-type="float" office:value="31446">
            <text:p>31446</text:p>
          </table:table-cell>
          <table:table-cell office:value-type="float" office:value="32123">
            <text:p>32123</text:p>
          </table:table-cell>
          <table:table-cell office:value-type="float" office:value="32795">
            <text:p>32795</text:p>
          </table:table-cell>
          <table:table-cell office:value-type="float" office:value="33470">
            <text:p>33470</text:p>
          </table:table-cell>
          <table:table-cell office:value-type="float" office:value="34144">
            <text:p>34144</text:p>
          </table:table-cell>
          <table:table-cell office:value-type="float" office:value="34815">
            <text:p>34815</text:p>
          </table:table-cell>
          <table:table-cell office:value-type="float" office:value="35492">
            <text:p>35492</text:p>
          </table:table-cell>
          <table:table-cell office:value-type="float" office:value="36163">
            <text:p>36163</text:p>
          </table:table-cell>
          <table:table-cell office:value-type="float" office:value="36841">
            <text:p>36841</text:p>
          </table:table-cell>
          <table:table-cell office:value-type="float" office:value="37517">
            <text:p>37517</text:p>
          </table:table-cell>
          <table:table-cell office:value-type="float" office:value="38194">
            <text:p>38194</text:p>
          </table:table-cell>
          <table:table-cell office:value-type="float" office:value="38873">
            <text:p>38873</text:p>
          </table:table-cell>
          <table:table-cell office:value-type="float" office:value="39550">
            <text:p>39550</text:p>
          </table:table-cell>
          <table:table-cell office:value-type="float" office:value="40231">
            <text:p>4023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429.06203871014">
            <text:p>6429,06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35726.5755971106">
            <text:p>35726,58</text:p>
          </table:table-cell>
          <table:table-cell table:number-columns-repeated="58"/>
        </table:table-row>
        <table:table-row table:style-name="ro1" table:number-rows-repeated="6">
          <table:table-cell table:number-columns-repeated="60"/>
        </table:table-row>
        <table:table-row table:style-name="ro1">
          <table:table-cell>
            <draw:frame table:end-cell-address="Hoja1.F30" table:end-x="0.333cm" table:end-y="0.406cm" draw:z-index="0" draw:style-name="gr1" svg:width="16.77cm" svg:height="6.986cm" svg:x="1.606cm" svg:y="0.194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00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00:3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771cm" svg:height="6.987cm" chart:class="chart:scatter" chart:style-name="ch1">
        <chart:title svg:x="7.34cm" svg:y="0.14cm" chart:style-name="ch2">
          <text:p>prueba # 7</text:p>
        </chart:title>
        <chart:legend chart:legend-position="end" svg:x="15.046cm" svg:y="3.186cm" chart:style-name="ch3"/>
        <chart:plot-area chart:style-name="ch4" table:cell-range-address="Hoja1.A1:Hoja1.BH2" chart:data-source-has-labels="column" svg:x="0.469cm" svg:y="0.782cm" svg:width="14.242cm" svg:height="5.988cm">
          <chart:axis chart:dimension="x" chart:name="primary-x" chart:style-name="ch5">
            <chart:title svg:x="7.347cm" svg:y="6.312cm" chart:style-name="ch6">
              <text:p>tiempo </text:p>
            </chart:title>
          </chart:axis>
          <chart:axis chart:dimension="y" chart:name="primary-y" chart:style-name="ch7">
            <chart:title svg:x="0.336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15">
                <text:p>130015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15">
                <text:p>195015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15">
                <text:p>295015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6886.30633636705">
                <text:p>6886.30633636705</text:p>
              </table:table-cell>
              <table:table-cell office:value-type="float" office:value="6665.37378964207">
                <text:p>6665.37378964207</text:p>
              </table:table-cell>
              <table:table-cell office:value-type="float" office:value="6665.37378964207">
                <text:p>6665.37378964207</text:p>
              </table:table-cell>
              <table:table-cell office:value-type="float" office:value="6665.37378964207">
                <text:p>6665.37378964207</text:p>
              </table:table-cell>
              <table:table-cell office:value-type="float" office:value="6593.3630166309">
                <text:p>6593.3630166309</text:p>
              </table:table-cell>
              <table:table-cell office:value-type="float" office:value="6593.3630166309">
                <text:p>6593.3630166309</text:p>
              </table:table-cell>
              <table:table-cell office:value-type="float" office:value="6593.3630166309">
                <text:p>6593.3630166309</text:p>
              </table:table-cell>
              <table:table-cell office:value-type="float" office:value="6593.3630166309">
                <text:p>6593.3630166309</text:p>
              </table:table-cell>
              <table:table-cell office:value-type="float" office:value="6593.3630166309">
                <text:p>6593.3630166309</text:p>
              </table:table-cell>
              <table:table-cell office:value-type="float" office:value="6593.3630166309">
                <text:p>6593.3630166309</text:p>
              </table:table-cell>
              <table:table-cell office:value-type="float" office:value="6593.3630166309">
                <text:p>6593.3630166309</text:p>
              </table:table-cell>
              <table:table-cell office:value-type="float" office:value="6593.3630166309">
                <text:p>6593.3630166309</text:p>
              </table:table-cell>
              <table:table-cell office:value-type="float" office:value="6592.2613612835">
                <text:p>6592.2613612835</text:p>
              </table:table-cell>
              <table:table-cell office:value-type="float" office:value="6592.2613612835">
                <text:p>6592.2613612835</text:p>
              </table:table-cell>
              <table:table-cell office:value-type="float" office:value="6592.2613612835">
                <text:p>6592.2613612835</text:p>
              </table:table-cell>
              <table:table-cell office:value-type="float" office:value="6592.2613612835">
                <text:p>6592.2613612835</text:p>
              </table:table-cell>
              <table:table-cell office:value-type="float" office:value="6592.2613612835">
                <text:p>6592.2613612835</text:p>
              </table:table-cell>
              <table:table-cell office:value-type="float" office:value="6548.99481041676">
                <text:p>6548.99481041676</text:p>
              </table:table-cell>
              <table:table-cell office:value-type="float" office:value="6548.99481041676">
                <text:p>6548.99481041676</text:p>
              </table:table-cell>
              <table:table-cell office:value-type="float" office:value="6535.85649134604">
                <text:p>6535.85649134604</text:p>
              </table:table-cell>
              <table:table-cell office:value-type="float" office:value="6535.85649134604">
                <text:p>6535.85649134604</text:p>
              </table:table-cell>
              <table:table-cell office:value-type="float" office:value="6535.85649134604">
                <text:p>6535.85649134604</text:p>
              </table:table-cell>
              <table:table-cell office:value-type="float" office:value="6535.85649134604">
                <text:p>6535.85649134604</text:p>
              </table:table-cell>
              <table:table-cell office:value-type="float" office:value="6534.23693224008">
                <text:p>6534.23693224008</text:p>
              </table:table-cell>
              <table:table-cell office:value-type="float" office:value="6534.23693224008">
                <text:p>6534.23693224008</text:p>
              </table:table-cell>
              <table:table-cell office:value-type="float" office:value="6534.23693224008">
                <text:p>6534.23693224008</text:p>
              </table:table-cell>
              <table:table-cell office:value-type="float" office:value="6534.23693224008">
                <text:p>6534.23693224008</text:p>
              </table:table-cell>
              <table:table-cell office:value-type="float" office:value="6534.23693224008">
                <text:p>6534.23693224008</text:p>
              </table:table-cell>
              <table:table-cell office:value-type="float" office:value="6480.39094105831">
                <text:p>6480.39094105831</text:p>
              </table:table-cell>
              <table:table-cell office:value-type="float" office:value="6453.48776807395">
                <text:p>6453.48776807395</text:p>
              </table:table-cell>
              <table:table-cell office:value-type="float" office:value="6453.48776807395">
                <text:p>6453.48776807395</text:p>
              </table:table-cell>
              <table:table-cell office:value-type="float" office:value="6453.48776807395">
                <text:p>6453.48776807395</text:p>
              </table:table-cell>
              <table:table-cell office:value-type="float" office:value="6453.48776807395">
                <text:p>6453.48776807395</text:p>
              </table:table-cell>
              <table:table-cell office:value-type="float" office:value="6409.98840296696">
                <text:p>6409.98840296696</text:p>
              </table:table-cell>
              <table:table-cell office:value-type="float" office:value="6406.24438271305">
                <text:p>6406.24438271305</text:p>
              </table:table-cell>
              <table:table-cell office:value-type="float" office:value="6406.24438271305">
                <text:p>6406.24438271305</text:p>
              </table:table-cell>
              <table:table-cell office:value-type="float" office:value="6406.24438271305">
                <text:p>6406.24438271305</text:p>
              </table:table-cell>
              <table:table-cell office:value-type="float" office:value="6369.03867192162">
                <text:p>6369.03867192162</text:p>
              </table:table-cell>
              <table:table-cell office:value-type="float" office:value="6369.03867192162">
                <text:p>6369.03867192162</text:p>
              </table:table-cell>
              <table:table-cell office:value-type="float" office:value="6369.03867192162">
                <text:p>6369.03867192162</text:p>
              </table:table-cell>
              <table:table-cell office:value-type="float" office:value="6369.03867192162">
                <text:p>6369.03867192162</text:p>
              </table:table-cell>
              <table:table-cell office:value-type="float" office:value="6369.03867192162">
                <text:p>6369.03867192162</text:p>
              </table:table-cell>
              <table:table-cell office:value-type="float" office:value="6369.03867192162">
                <text:p>6369.03867192162</text:p>
              </table:table-cell>
              <table:table-cell office:value-type="float" office:value="6369.03867192162">
                <text:p>6369.03867192162</text:p>
              </table:table-cell>
              <table:table-cell office:value-type="float" office:value="6303.30652513502">
                <text:p>6303.30652513502</text:p>
              </table:table-cell>
              <table:table-cell office:value-type="float" office:value="6257.04405498249">
                <text:p>6257.04405498249</text:p>
              </table:table-cell>
              <table:table-cell office:value-type="float" office:value="6225.13538258125">
                <text:p>6225.1353825812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  <table:table-cell office:value-type="float" office:value="6126.63343009265">
                <text:p>6126.63343009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